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4A0000002D5CE80E9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Обычный" style:font-family-generic="roman" style:font-pitch="variable" style:font-charset="x-symbol"/>
    <style:font-face style:name="Arial2" svg:font-family="Arial" style:font-family-generic="swiss"/>
    <style:font-face style:name="Segoe UI" svg:font-family="'Segoe UI'" style:font-family-generic="swiss"/>
    <style:font-face style:name="Courier New1" svg:font-family="'Courier New'" style:font-adornments="Обычный"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Arial" svg:font-family="Arial" style:font-family-generic="swiss" style:font-pitch="variable"/>
    <style:font-face style:name="Calibri1" svg:font-family="Calibri" style:font-adornments="Regular" style:font-family-generic="swiss" style:font-pitch="variable"/>
    <style:font-face style:name="F" svg:font-family="" style:font-family-generic="system" style:font-pitch="variable"/>
    <style:font-face style:name="Arial1" svg:font-family="Arial" style:font-family-generic="system" style:font-pitch="variable"/>
    <style:font-face style:name="Calibri2" svg:font-family="Calibri" style:font-family-generic="system" style:font-pitch="variable"/>
    <style:font-face style:name="Courier New2"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automatic-styles>
    <style:style style:name="Таблица1" style:family="table">
      <style:table-properties style:width="16.484cm" fo:margin-left="-0.191cm" fo:margin-top="0cm" fo:margin-bottom="0cm" table:align="left" style:writing-mode="lr-tb"/>
    </style:style>
    <style:style style:name="Таблица1.A" style:family="table-column">
      <style:table-column-properties style:column-width="16.484cm"/>
    </style:style>
    <style:style style:name="Таблица1.1" style:family="table-row">
      <style:table-row-properties style:keep-together="true" fo:keep-together="auto"/>
    </style:style>
    <style:style style:name="Таблица1.A1" style:family="table-cell">
      <style:table-cell-properties fo:padding-left="0.191cm" fo:padding-right="0.191cm" fo:padding-top="0cm" fo:padding-bottom="0cm" fo:border="0.018cm solid #00000a"/>
    </style:style>
    <style:style style:name="Таблица2" style:family="table">
      <style:table-properties style:width="16.484cm" fo:margin-left="-0.191cm" fo:margin-top="0cm" fo:margin-bottom="0cm" table:align="left" style:writing-mode="lr-tb"/>
    </style:style>
    <style:style style:name="Таблица2.A" style:family="table-column">
      <style:table-column-properties style:column-width="8.241cm"/>
    </style:style>
    <style:style style:name="Таблица2.1" style:family="table-row">
      <style:table-row-properties style:keep-together="true" fo:keep-together="auto"/>
    </style:style>
    <style:style style:name="Таблица2.A1" style:family="table-cell">
      <style:table-cell-properties fo:padding-left="0.191cm" fo:padding-right="0.191cm" fo:padding-top="0cm" fo:padding-bottom="0cm" fo:border="0.018cm solid #00000a"/>
    </style:style>
    <style:style style:name="Таблица3" style:family="table">
      <style:table-properties style:width="15.214cm" fo:margin-left="1.08cm" fo:margin-top="0cm" fo:margin-bottom="0cm" table:align="left" style:writing-mode="lr-tb"/>
    </style:style>
    <style:style style:name="Таблица3.A" style:family="table-column">
      <style:table-column-properties style:column-width="7.332cm"/>
    </style:style>
    <style:style style:name="Таблица3.B" style:family="table-column">
      <style:table-column-properties style:column-width="3.907cm"/>
    </style:style>
    <style:style style:name="Таблица3.C" style:family="table-column">
      <style:table-column-properties style:column-width="3.974cm"/>
    </style:style>
    <style:style style:name="Таблица3.1" style:family="table-row">
      <style:table-row-properties style:keep-together="true" fo:keep-together="auto"/>
    </style:style>
    <style:style style:name="Таблица3.A1" style:family="table-cell">
      <style:table-cell-properties fo:padding-left="0.191cm" fo:padding-right="0.191cm" fo:padding-top="0cm" fo:padding-bottom="0cm" fo:border="0.018cm solid #00000a"/>
    </style:style>
    <style:style style:name="P1" style:family="paragraph" style:parent-style-name="Standard">
      <style:paragraph-properties>
        <style:tab-stops>
          <style:tab-stop style:position="1.863cm"/>
        </style:tab-stops>
      </style:paragraph-properties>
    </style:style>
    <style:style style:name="P2" style:family="paragraph" style:parent-style-name="Standard">
      <style:paragraph-properties>
        <style:tab-stops>
          <style:tab-stop style:position="1.609cm"/>
        </style:tab-stops>
      </style:paragraph-properties>
    </style:style>
    <style:style style:name="P3" style:family="paragraph" style:parent-style-name="Standard">
      <style:text-properties fo:color="#ff0000" fo:font-style="italic" fo:font-weight="bold" style:font-style-asian="italic" style:font-weight-asian="bold" style:font-style-complex="italic" style:font-weight-complex="bold"/>
    </style:style>
    <style:style style:name="P4" style:family="paragraph" style:parent-style-name="Standard">
      <style:text-properties fo:font-weight="bold" style:font-weight-asian="bold" style:font-weight-complex="bold"/>
    </style:style>
    <style:style style:name="P5" style:family="paragraph" style:parent-style-name="Standard" style:master-page-name="Standard">
      <style:paragraph-properties fo:margin-left="1.27cm" fo:margin-right="0cm" fo:text-align="center" style:justify-single-word="false" fo:text-indent="-0.635cm" style:auto-text-indent="false" style:page-number="auto"/>
    </style:style>
    <style:style style:name="P6" style:family="paragraph" style:parent-style-name="Standard">
      <style:paragraph-properties fo:margin-left="0.635cm" fo:margin-right="0cm" fo:text-indent="0cm" style:auto-text-indent="false"/>
    </style:style>
    <style:style style:name="P7" style:family="paragraph" style:parent-style-name="Standard">
      <style:paragraph-properties fo:margin-top="0cm" fo:margin-bottom="0cm" fo:line-height="100%"/>
    </style:style>
    <style:style style:name="P8" style:family="paragraph" style:parent-style-name="List_20_Paragraph" style:list-style-name="WWNum1"/>
    <style:style style:name="P9" style:family="paragraph" style:parent-style-name="List_20_Paragraph">
      <style:paragraph-properties>
        <style:tab-stops>
          <style:tab-stop style:position="1.863cm"/>
        </style:tab-stops>
      </style:paragraph-properties>
    </style:style>
    <style:style style:name="P10" style:family="paragraph" style:parent-style-name="List_20_Paragraph" style:list-style-name="WWNum1">
      <style:paragraph-properties>
        <style:tab-stops>
          <style:tab-stop style:position="1.863cm"/>
        </style:tab-stops>
      </style:paragraph-properties>
    </style:style>
    <style:style style:name="P11" style:family="paragraph" style:parent-style-name="List_20_Paragraph" style:list-style-name="WWNum2">
      <style:paragraph-properties>
        <style:tab-stops>
          <style:tab-stop style:position="1.863cm"/>
        </style:tab-stops>
      </style:paragraph-properties>
    </style:style>
    <style:style style:name="P12" style:family="paragraph" style:parent-style-name="List_20_Paragraph">
      <style:paragraph-properties>
        <style:tab-stops>
          <style:tab-stop style:position="8.885cm" style:type="center"/>
        </style:tab-stops>
      </style:paragraph-properties>
    </style:style>
    <style:style style:name="P13" style:family="paragraph" style:parent-style-name="List_20_Paragraph">
      <style:paragraph-properties>
        <style:tab-stops>
          <style:tab-stop style:position="1.863cm"/>
        </style:tab-stops>
      </style:paragraph-properties>
      <style:text-properties fo:color="#ff0000" fo:font-style="italic" style:font-style-asian="italic" style:font-style-complex="italic"/>
    </style:style>
    <style:style style:name="P14" style:family="paragraph" style:parent-style-name="List_20_Paragraph">
      <style:paragraph-properties>
        <style:tab-stops>
          <style:tab-stop style:position="1.863cm"/>
        </style:tab-stops>
      </style:paragraph-properties>
      <style:text-properties fo:color="#4472c4" fo:font-style="italic" fo:font-weight="bold" style:font-style-asian="italic" style:font-weight-asian="bold" style:font-style-complex="italic" style:font-weight-complex="bold"/>
    </style:style>
    <style:style style:name="P15" style:family="paragraph" style:parent-style-name="List_20_Paragraph">
      <style:paragraph-properties>
        <style:tab-stops>
          <style:tab-stop style:position="1.863cm"/>
        </style:tab-stops>
      </style:paragraph-properties>
      <style:text-properties fo:color="#4472c4"/>
    </style:style>
    <style:style style:name="P16" style:family="paragraph" style:parent-style-name="List_20_Paragraph">
      <style:paragraph-properties fo:text-align="center" style:justify-single-word="false">
        <style:tab-stops>
          <style:tab-stop style:position="1.863cm"/>
        </style:tab-stops>
      </style:paragraph-properties>
    </style:style>
    <style:style style:name="P17" style:family="paragraph" style:parent-style-name="List_20_Paragraph">
      <style:paragraph-properties>
        <style:tab-stops>
          <style:tab-stop style:position="1.863cm"/>
        </style:tab-stops>
      </style:paragraph-properties>
      <style:text-properties fo:font-weight="bold" style:font-weight-asian="bold" style:font-weight-complex="bold"/>
    </style:style>
    <style:style style:name="P18" style:family="paragraph" style:parent-style-name="List_20_Paragraph">
      <style:paragraph-properties>
        <style:tab-stops>
          <style:tab-stop style:position="3.302cm"/>
        </style:tab-stops>
      </style:paragraph-properties>
    </style:style>
    <style:style style:name="P19" style:family="paragraph" style:parent-style-name="List_20_Paragraph">
      <style:paragraph-properties fo:margin-left="0cm" fo:margin-right="0cm" fo:margin-top="0cm" fo:margin-bottom="0cm" fo:line-height="100%" fo:text-align="center" style:justify-single-word="false" fo:text-indent="0cm" style:auto-text-indent="false">
        <style:tab-stops>
          <style:tab-stop style:position="1.863cm"/>
        </style:tab-stops>
      </style:paragraph-properties>
    </style:style>
    <style:style style:name="P20" style:family="paragraph" style:parent-style-name="List_20_Paragraph">
      <style:paragraph-properties fo:margin-left="0cm" fo:margin-right="0cm" fo:margin-top="0cm" fo:margin-bottom="0cm" fo:line-height="100%" fo:text-indent="0cm" style:auto-text-indent="false">
        <style:tab-stops>
          <style:tab-stop style:position="1.863cm"/>
        </style:tab-stops>
      </style:paragraph-properties>
    </style:style>
    <style:style style:name="P21" style:family="paragraph" style:parent-style-name="List_20_Paragraph">
      <style:paragraph-properties fo:margin-left="0cm" fo:margin-right="0cm" fo:margin-top="0cm" fo:margin-bottom="0cm" fo:line-height="100%" fo:text-indent="0cm" style:auto-text-indent="false">
        <style:tab-stops>
          <style:tab-stop style:position="1.863cm"/>
        </style:tab-stops>
      </style:paragraph-properties>
      <style:text-properties fo:font-weight="bold" style:font-weight-asian="bold" style:font-weight-complex="bold"/>
    </style:style>
    <style:style style:name="P22" style:family="paragraph">
      <style:paragraph-properties fo:text-align="center"/>
      <style:text-properties fo:font-size="18pt"/>
    </style:style>
    <style:style style:name="T1" style:family="text">
      <style:text-properties fo:color="#ff0000" fo:font-weight="bold" style:font-weight-asian="bold" style:font-weight-complex="bold"/>
    </style:style>
    <style:style style:name="T2" style:family="text">
      <style:text-properties fo:color="#ff0000" fo:font-style="italic" style:font-style-asian="italic" style:font-style-complex="italic"/>
    </style:style>
    <style:style style:name="T3" style:family="text">
      <style:text-properties fo:color="#ff0000" fo:font-style="italic" fo:font-weight="bold" style:font-style-asian="italic" style:font-weight-asian="bold" style:font-style-complex="italic" style:font-weight-complex="bold"/>
    </style:style>
    <style:style style:name="T4" style:family="text">
      <style:text-properties fo:color="#ff0000" fo:language="en" fo:country="US"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fo:color="#4472c4"/>
    </style:style>
    <style:style style:name="T7" style:family="text">
      <style:text-properties fo:color="#4472c4" fo:font-style="italic" fo:font-weight="bold" style:font-style-asian="italic" style:font-weight-asian="bold" style:font-style-complex="italic" style:font-weight-complex="bold"/>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color="#538135"/>
    </style:style>
    <style:style style:name="T10" style:family="text">
      <style:text-properties fo:color="#538135" fo:font-weight="bold" style:font-weight-asian="bold" style:font-weight-complex="bold"/>
    </style:style>
    <style:style style:name="T11" style:family="text">
      <style:text-properties fo:color="#538135" fo:language="en" fo:country="US"/>
    </style:style>
    <style:style style:name="T12" style:family="text">
      <style:text-properties fo:color="#ed7d31"/>
    </style:style>
    <style:style style:name="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ge-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ge"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1" draw:style-name="gr1" draw:text-style-name="P22" svg:width="1.354cm" svg:height="0.823cm" svg:x="0cm" svg:y="0cm">
        <draw:image xlink:href="Pictures/100000000000004A0000002D5CE80E95.png" xlink:type="simple" xlink:show="embed" xlink:actuate="onLoad">
          <text:p/>
        </draw:image>
      </draw:frame>
      <draw:frame text:anchor-type="page" text:anchor-page-number="0" draw:z-index="2" draw:name="Picture 1" draw:style-name="gr1" draw:text-style-name="P22" svg:width="1.354cm" svg:height="0.823cm" svg:x="0cm" svg:y="0cm">
        <draw:image xlink:href="Pictures/100000000000004A0000002D5CE80E95.png" xlink:type="simple" xlink:show="embed" xlink:actuate="onLoad">
          <text:p/>
        </draw:image>
      </draw:frame>
      <draw:frame text:anchor-type="page" text:anchor-page-number="0" draw:z-index="4" draw:name="Picture 1" draw:style-name="gr1" draw:text-style-name="P22" svg:width="1.354cm" svg:height="0.823cm" svg:x="0cm" svg:y="0cm">
        <draw:image xlink:href="Pictures/100000000000004A0000002D5CE80E95.png" xlink:type="simple" xlink:show="embed" xlink:actuate="onLoad">
          <text:p/>
        </draw:image>
      </draw:frame>
      <draw:frame text:anchor-type="page" text:anchor-page-number="0" draw:z-index="6" draw:name="Picture 1" draw:style-name="gr1" draw:text-style-name="P22" svg:width="1.354cm" svg:height="0.823cm" svg:x="0cm" svg:y="0cm">
        <draw:image xlink:href="Pictures/100000000000004A0000002D5CE80E95.png" xlink:type="simple" xlink:show="embed" xlink:actuate="onLoad">
          <text:p/>
        </draw:image>
      </draw:frame>
      <text:p text:style-name="P5"><text:span text:style-name="T1"><office:annotation office:name="__Annotation__5_2037798433"><dc:creator>Ирина Янкелевич</dc:creator><dc:date>2021-04-15T14:48:00.77</dc:date><textooo:sender-initials>ИЯ</textooo:sender-initials><text:p>То есть это предложение по прямым формулировкам <text:s/>вопросов/форм, которые система запрашивает у пользователя составляющего протокол</text:p></office:annotation></text:span><text:span text:style-name="T1">Пример организации формы для загрузки протокола на платформу.</text:span><office:annotation-end office:name="__Annotation__5_2037798433"/></text:p>
      <text:list xml:id="list7154217971538689974" text:style-name="WWNum1">
        <text:list-item>
          <text:p text:style-name="P8"><text:span text:style-name="T5">Введите наименование протокола.</text:span></text:p>
        </text:list-item>
      </text:list>
      <text:p text:style-name="P6"><text:span text:style-name="T6"><office:annotation office:name="__Annotation__10_2037798433"><dc:creator>Ирина Янкелевич</dc:creator><dc:date>2021-04-15T14:50:00.78</dc:date><textooo:sender-initials>ИЯ</textooo:sender-initials><text:p>Это комментарий для пользователя создающего протокол, чтобы он правильно назвал протокол</text:p></office:annotation></text:span><text:span text:style-name="T6">*если существуют различные вариации протокола, и Вы описываете одну из них - отобразите в названии отличительную характеристику создаваемого протокола</text:span><office:annotation-end office:name="__Annotation__10_2037798433"/></text:p>
      <text:p text:style-name="P6"><office:annotation><dc:creator>Ирина Янкелевич</dc:creator><dc:date>2021-04-15T14:47:00.78</dc:date><textooo:sender-initials>ИЯ</textooo:sender-initials><text:p>Так в документе я буду обозначать что пользователю предоставляется поле для текстового заполнения</text:p></office:annotation></text:p>
      <text:list xml:id="list32724445" text:continue-numbering="true" text:style-name="WWNum1">
        <text:list-item>
          <text:p text:style-name="P10"><text:span text:style-name="T5">Отметьте все виды оборудования необходимые для реализации методики</text:span></text:p>
        </text:list-item>
      </text:list>
      <text:p text:style-name="P12"><text:span text:style-name="T5"><text:tab/></text:span><draw:frame draw:style-name="fr1" text:anchor-type="char" svg:x="0cm" svg:y="0.026cm" svg:width="1.353cm" svg:height="0.822cm" draw:z-index="1"><draw:image xlink:href="Pictures/100000000000004A0000002D5CE80E95.png" xlink:type="simple" xlink:show="embed" xlink:actuate="onLoad"/></draw:frame></text:p>
      <text:p text:style-name="P13"/>
      <text:p text:style-name="P9"><text:span text:style-name="T2">*</text:span><text:span text:style-name="T2"><office:annotation office:name="__Annotation__30_2037798433"><dc:creator>Ирина Янкелевич</dc:creator><dc:date>2021-04-15T14:52:00.82</dc:date><textooo:sender-initials>ИЯ</textooo:sender-initials><text:p>Так в документе будут обозначены мои важные комментарии по организации форм</text:p></office:annotation></text:span><text:span text:style-name="T2">Тут каждая единичка оборудования должна добавляться отдельно, через кнопочку «+» или «</text:span><text:span text:style-name="T4">add</text:span><text:span text:style-name="T2">» </text:span><office:annotation-end office:name="__Annotation__30_2037798433"/><text:span text:style-name="T2"><text:s/>В первоначальном прототипе стоит организовать это как простой ввод текста в соответствующее окно и кнопку «+» или «</text:span><text:span text:style-name="T4">add</text:span><text:span text:style-name="T2">» - для добавления следующей позиции. Позже, лучше, чтобы этот пункт был привязан к базе (списку) оборудования( но это отдельная большая работа – пока не будем, либо могу првести небольшой список по запросу). На случай, если оборудование взаимозаменяемое нужно добавить опцию «добавлять альтернативное оборудование» по конкретной позиции. Но, это может быть точкой разветвления протокола, то есть от того на каком оборудовании будет проводится исследование может сильно отличаться протокол. Возможно, при добавлении альтернативного оборудования стоит сразу предлагать пользователю уточнять через форму, меняется ли от этого протокол, и если да, то предлагать в дальнейшем заполнение альтернативного протокола или использовать оборудование как вариабельный параметр в протоколе. С</text:span><text:span text:style-name="T2"><office:annotation office:name="__Annotation__83_2037798433"><dc:creator>Ирина Янкелевич</dc:creator><dc:date>2021-04-15T16:18:00.83</dc:date><textooo:sender-initials>ИЯ</textooo:sender-initials><text:p>Возможно, что вариантов протоколов будет не просто несколько, а они еще внутри будут делиться на группы. В протоколе из примера скорее всего будет не просто 3 протокола, а заходя в один из трех, вероятно, мы также увидим еще разные под-варианты протоколов, отличающиеся по важному параметру. </text:p></office:annotation></text:span><text:span text:style-name="T2"> методом из примера (Бредфорд) я, вероятно, так и сделаю – там есть 3 типа оборудования для метода (именно типа а не модели – их значительно больше) – я планирую сделать три варианта протокола, которые мы увидим в виде списка открывая вкладку протокол.</text:span><office:annotation-end office:name="__Annotation__83_2037798433"/></text:p>
      <text:p text:style-name="P9"><text:span text:style-name="T2">** внесенные в данном пункте позиции автоматически добавляются на вкладку- «Equipment and reagents required», где указываются необходимые реактивы и оборудование</text:span></text:p>
      <text:list xml:id="list32725104" text:continue-numbering="true" text:style-name="WWNum1">
        <text:list-item>
          <text:p text:style-name="P10"><text:span text:style-name="T5">Отметьте все виды расходных материалов, необходимых для реализации методики</text:span></text:p>
        </text:list-item>
      </text:list>
      <text:p text:style-name="P1"><text:span text:style-name="T5"><text:tab/></text:span><draw:frame draw:style-name="fr1" text:anchor-type="char" svg:x="0cm" svg:y="0.026cm" svg:width="1.353cm" svg:height="0.822cm" draw:z-index="3"><draw:image xlink:href="Pictures/100000000000004A0000002D5CE80E95.png" xlink:type="simple" xlink:show="embed" xlink:actuate="onLoad"/></draw:frame></text:p>
      <text:p text:style-name="P9"><text:span text:style-name="T2">* внесенные тут позиции автоматически добавляются на вкладку «Equipment and reagents required»</text:span></text:p>
      <text:list xml:id="list32720546" text:continue-numbering="true" text:style-name="WWNum1">
        <text:list-item>
          <text:p text:style-name="P10"><text:span text:style-name="T5">Отметьте все виды реактивов, необходимых для реализации методики</text:span></text:p>
        </text:list-item>
      </text:list>
      <text:p text:style-name="P1"><text:span text:style-name="T5"><text:tab/></text:span><draw:frame draw:style-name="fr1" text:anchor-type="char" svg:x="0cm" svg:y="0.026cm" svg:width="1.353cm" svg:height="0.822cm" draw:z-index="5"><draw:image xlink:href="Pictures/100000000000004A0000002D5CE80E95.png" xlink:type="simple" xlink:show="embed" xlink:actuate="onLoad"/></draw:frame></text:p>
      <text:p text:style-name="P13"/>
      <text:p text:style-name="P9"><text:span text:style-name="T2">*Тут есть сложный момент, с тем, что реактив может быть куплен готовый к использованию, а может быть приготовлен самостоятельно. Будущий пользователь данного протокола (именно тот, кто будет читать готовый протокол, а не тот, кто его создает) должен иметь возможность увидеть в протоколе что есть такая возможность и при необходимости прочитать как приготовить реактив самому. </text:span></text:p>
      <text:p text:style-name="P9"><text:span text:style-name="T2">Так, в методе из примера (в презентации) реактив Бредфорда – можно купить готовый от разных производителей. Если у пользователя есть готовый реактив – ему нужно </text:span><text:soft-page-break/><text:span text:style-name="T2">видеть итоговый протокол с использованием готового реактива. Но, данный реактив готовиться не сложно, и некоторые специалисты готовят его сами, поэтому в протоколе необходимо отобразить возможность его приготовления самостоятельно и сам способ приготовления. Поэтому, тут в идеале нужно добавить возможность, чтобы пользователь, создающий протокол сначала вводил общее наименование реактива (в будущем по нему будут подтягиваться все реактивы данного наименования от разных производителей), а такжемог добавить описание его приготовления, если необходимо. Потом это описание, по желанию, смогут просматривать другие пользователи в виде раскрывающегося окна.</text:span></text:p>
      <text:p text:style-name="P9"><text:span text:style-name="T2">** Также нужно добавить возможность указания альтернативного реактива (если возможна эквивалентная замена одного реактива на другой).</text:span></text:p>
      <text:p text:style-name="P9"><text:span text:style-name="T2">*** внесенные в данном пункте позиции автоматически добавляются на вкладку «Equipment and reagents required»</text:span></text:p>
      <text:p text:style-name="P9"><text:span text:style-name="T2"><text:s/></text:span></text:p>
      <text:p text:style-name="P13"/>
      <text:list xml:id="list32724800" text:continue-numbering="true" text:style-name="WWNum1">
        <text:list-item>
          <text:p text:style-name="P10"><text:span text:style-name="T5"><office:annotation office:name="__Annotation__192_2037798433"><dc:creator>Ирина Янкелевич</dc:creator><dc:date>2021-04-15T16:04:00.86</dc:date><textooo:sender-initials>ИЯ</textooo:sender-initials><text:p>С данного пункта, собственно, начинается описание самого протокола. Шагов может быть сколько угодно. Каждый шаг добавляется пользователем отдельно, но могут быть шаги связанные между собой. Форма должна позволять ввести любой тип описания шага протокола, в том числе с введением формул, чисел и т.д. При этом форма нужна предельно понятная для заполнения.</text:p><text:p>Это самая главная часть протокола – ее нужно придумать как грамотно составить. <text:s/></text:p></office:annotation></text:span><text:span text:style-name="T5">Добавьте шаги протокола</text:span><office:annotation-end office:name="__Annotation__192_2037798433"/></text:p>
        </text:list-item>
      </text:list>
      <text:p text:style-name="P9"><text:span text:style-name="T2">*При формировании пользователем первых шагов я бы всегда рекомендовала начинать с шагов- выбора вариабельных параметров, т.к. они в дальнейшем будут влиять на последующие шаги – это можно подсветить в качестве подсказки для пользователя</text:span></text:p>
      <text:p text:style-name="P13"/>
      <text:p text:style-name="P9"><text:span text:style-name="T2">Для начала я приведу примеры того, как могут выглядеть готовые описания шагов в протоколе – это поможет разобраться с организацией универсальной формы для описания любого шага для любого протокола.</text:span></text:p>
      <text:p text:style-name="P14"/>
      <text:p text:style-name="P16"><text:span text:style-name="T7">Примеры описания шагов в протоколе:</text:span></text:p>
      <text:p text:style-name="P9"><text:span text:style-name="T2">Примеры готового описания шагов №1:</text:span></text:p>
      <text:p text:style-name="P9"><text:span text:style-name="T6">- </text:span><text:span text:style-name="T6"><office:annotation office:name="__Annotation__234_2037798433"><dc:creator>Ирина Янкелевич</dc:creator><dc:date>2021-04-15T16:27:00.87</dc:date><textooo:sender-initials>ИЯ</textooo:sender-initials><text:p>Очевидно, что форма должна позволять пользователю вводить вариабельные параметры и их значения <text:s/>в любом количестве и размерности (грамм, метр, миллиметр, литр и т.д.). Также важно добавить возможность описания вариабельного параметра <text:s/>- чтобы создатель протокола пояснил на основании чего производится выбор значения параметра, а конечный пользователь мог осуществить свой выбор осознанно при использовании протокола.</text:p></office:annotation></text:span><text:span text:style-name="T6">Выберете подходящий </text:span><text:span text:style-name="T10"><office:annotation office:name="__Annotation__223_2037798433"><dc:creator>Ирина Янкелевич</dc:creator><dc:date>2021-04-15T16:34:00.86</dc:date><textooo:sender-initials>ИЯ</textooo:sender-initials><text:p>В данном случае это вариабельный параметр, по которому конечному пользователю предложат сделать выбор значения параметра.</text:p></office:annotation></text:span><text:span text:style-name="T10">объем реакционной смеси</text:span><office:annotation-end office:name="__Annotation__223_2037798433"/><text:span text:style-name="T6">, в которой будет проводиться анализ (</text:span><text:span text:style-name="T9"><office:annotation office:name="__Annotation__231_2037798433"><dc:creator>Ирина Янкелевич</dc:creator><dc:date>2021-04-15T16:36:00.87</dc:date><textooo:sender-initials>ИЯ</textooo:sender-initials><text:p>Значения, которые создающий протокол должен ввести, а конечный пользователь - выбрать</text:p></office:annotation></text:span><text:span text:style-name="T9">варианты значения параметра - 1 мл или 5 мл</text:span><office:annotation-end office:name="__Annotation__231_2037798433"/><text:span text:style-name="T6">)</text:span><office:annotation-end office:name="__Annotation__234_2037798433"/></text:p>
      <text:p text:style-name="P9"><text:span text:style-name="T6">- Выберете </text:span><text:span text:style-name="T10">тип используемого белка-стандарта</text:span><text:span text:style-name="T6"> (</text:span><text:span text:style-name="T9">варианты значения параметра – </text:span><text:span text:style-name="T11">BSA</text:span><text:span text:style-name="T9">, </text:span><text:span text:style-name="T11">BG</text:span><text:span text:style-name="T9">, </text:span><text:span text:style-name="T11">Other</text:span><text:span text:style-name="T6">)</text:span></text:p>
      <text:p text:style-name="P15"/>
      <text:p text:style-name="P9"><text:span text:style-name="T2">Примеры готового описания шагов №2:</text:span></text:p>
      <text:p text:style-name="P9"><text:span text:style-name="T6"><office:annotation office:name="__Annotation__261_2037798433"><dc:creator>Ирина Янкелевич</dc:creator><dc:date>2021-04-15T16:55:00.88</dc:date><textooo:sender-initials>ИЯ</textooo:sender-initials><text:p>В принципе, можно порекомендовать всегда в протоколы вставлять такой пункт, тогда будет решен вопрос с тем, как и где писать про реактивы, которые можно купить готовыми, а можно сделать самому.</text:p></office:annotation></text:span><text:span text:style-name="T6">- Приготовьте, если необходимо, реактивы которых у Вас нет в готовом виде</text:span><office:annotation-end office:name="__Annotation__261_2037798433"/><text:span text:style-name="T6">:</text:span></text:p>
      <text:p text:style-name="P9"><text:span text:style-name="T9"><text:s/>- </text:span><text:span text:style-name="T11">Breadford</text:span><text:span text:style-name="T9"> </text:span><text:span text:style-name="T11">reagent</text:span></text:p>
      <text:p text:style-name="P9"><text:span text:style-name="T9"><text:s/>- </text:span><text:span text:style-name="T11">BSA</text:span><text:span text:style-name="T9"> </text:span><text:span text:style-name="T11">standart</text:span></text:p>
      <text:p text:style-name="P15"/>
      <text:p text:style-name="P9"><text:span text:style-name="T2">Пример готового описания шагов №3:</text:span></text:p>
      <text:p text:style-name="P9"><text:soft-page-break/><text:span text:style-name="T6"><text:s/></text:span><text:span text:style-name="T6"><office:annotation office:name="__Annotation__294_2037798433"><dc:creator>Ирина Янкелевич</dc:creator><dc:date>2021-04-15T16:40:00.88</dc:date><textooo:sender-initials>ИЯ</textooo:sender-initials><text:p>В данном случае простейший текстовый шаг, без каких - либо особенностей.</text:p></office:annotation></text:span><text:span text:style-name="T6">- Достаньте реактив Бредфорда из холодильника и дайте ему нагреться до комнатной температуры. Перед использованием – перемешайте реактив. <text:s/></text:span><office:annotation-end office:name="__Annotation__294_2037798433"/></text:p>
      <text:p text:style-name="P9"><text:span text:style-name="T6">- Перенесите 500 мкл ультрафильтрата в чистую пробирку </text:span></text:p>
      <text:p text:style-name="P15"/>
      <text:p text:style-name="P15"/>
      <text:p text:style-name="P9"><text:span text:style-name="T2">Примеры готового описания шагов №4:</text:span></text:p>
      <text:list xml:id="list7125208490452432499" text:style-name="WWNum2">
        <text:list-item>
          <text:p text:style-name="P11"><text:span text:style-name="T6">Добавьте </text:span><text:span text:style-name="T9"><office:annotation office:name="__Annotation__318_2037798433"><dc:creator>Ирина Янкелевич</dc:creator><dc:date>2021-04-15T17:21:00.89</dc:date><textooo:sender-initials>ИЯ</textooo:sender-initials><text:p>В данном шаге описывается процесс через формулу связанный с вариабельным параметром из первых шагов. Такое описание можно вводить либо через раскрывающуюся табличку, либо через формулу. Причем локально - только для вариабельного параметра.</text:p></office:annotation></text:span><text:span text:style-name="T9">5 миллилитров </text:span><office:annotation-end office:name="__Annotation__318_2037798433"/><text:span text:style-name="T6">реактива Бредфорда к каждому исследуемому образцу и стандарту, перемешайте</text:span></text:p>
        </text:list-item>
        <text:list-item>
          <text:p text:style-name="P11"><text:span text:style-name="T6">Поместите по </text:span><text:span text:style-name="T9">100 микролитров </text:span><text:span text:style-name="T6">стандарта и исследуемых образцов в пробирки или кюветы</text:span></text:p>
        </text:list-item>
      </text:list>
      <text:p text:style-name="P13"/>
      <text:p text:style-name="P9"><text:span text:style-name="T2">С использованием какой формы можно ввести такой тип шага:</text:span></text:p>
      <text:p text:style-name="P15"/>
      <text:p text:style-name="P9"><text:span text:style-name="T6">Текстовое поле <text:s text:c="5"/>зависимый параметр <text:s text:c="9"/>Текстовое поле</text:span></text:p>
      <text:p text:style-name="Standard"/>
      <text:p text:style-name="P2"><text:tab/>Щелкаем сюда</text:p>
      <text:p text:style-name="Standard"/>
      <text:p text:style-name="Standard">И перед нами выбор – список тех параметров, которые мы указали как вариабельные:</text:p>
      <table:table table:name="Таблица1" table:style-name="Таблица1">
        <table:table-column table:style-name="Таблица1.A"/>
        <table:table-row table:style-name="Таблица1.1">
          <table:table-cell table:style-name="Таблица1.A1" office:value-type="string">
            <text:p text:style-name="P7">Объем реакционной смеси</text:p>
          </table:table-cell>
        </table:table-row>
        <table:table-row table:style-name="Таблица1.1">
          <table:table-cell table:style-name="Таблица1.A1" office:value-type="string">
            <text:p text:style-name="P7">Вид белка стандарта</text:p>
          </table:table-cell>
        </table:table-row>
      </table:table>
      <text:p text:style-name="Standard">Щелкаем на нужный нам параметр, в данном случае – <text:span text:style-name="T12">объем реакционной смеси</text:span>, и нам предлагают заполнить табличку либо формулу для определения значения зависимого параметра, который мы заполняем в текущем шаге.</text:p>
      <table:table table:name="Таблица2" table:style-name="Таблица2">
        <table:table-column table:style-name="Таблица2.A" table:number-columns-repeated="2"/>
        <table:table-row table:style-name="Таблица2.1">
          <table:table-cell table:style-name="Таблица2.A1" office:value-type="string">
            <text:p text:style-name="P7"><text:span text:style-name="T5">Значение вариабельного параметра</text:span></text:p>
          </table:table-cell>
          <table:table-cell table:style-name="Таблица2.A1" office:value-type="string">
            <text:p text:style-name="P7"><text:span text:style-name="T5">Значение зависимого параметра</text:span></text:p>
          </table:table-cell>
        </table:table-row>
        <table:table-row table:style-name="Таблица2.1">
          <table:table-cell table:style-name="Таблица2.A1" office:value-type="string">
            <text:p text:style-name="P7">1 миллилитр</text:p>
          </table:table-cell>
          <table:table-cell table:style-name="Таблица2.A1" office:value-type="string">
            <text:p text:style-name="P7">1 миллилитр</text:p>
          </table:table-cell>
        </table:table-row>
        <table:table-row table:style-name="Таблица2.1">
          <table:table-cell table:style-name="Таблица2.A1" office:value-type="string">
            <text:p text:style-name="P7">5 миллилитров</text:p>
          </table:table-cell>
          <table:table-cell table:style-name="Таблица2.A1" office:value-type="string">
            <text:p text:style-name="P7"><office:annotation office:name="__Annotation__366_2037798433"><dc:creator>Ирина Янкелевич</dc:creator><dc:date>2021-04-15T18:18:00.90</dc:date><textooo:sender-initials>ИЯ</textooo:sender-initials><text:p>Автор протокола вводит сюда значения, которые принимает зависимый параметр при выборе пользователем определенного значения вариабельного параметра</text:p></office:annotation>5 миллилитров<office:annotation-end office:name="__Annotation__366_2037798433"/></text:p>
          </table:table-cell>
        </table:table-row>
      </table:table>
      <text:p text:style-name="Standard"/>
      <text:p text:style-name="Standard">Либо можно предложить автору протокола заполнить эту связь формулой, например:</text:p>
      <text:p text:style-name="Standard"><text:span text:style-name="T5"><office:annotation office:name="__Annotation__393_2037798433"><dc:creator>Ирина Янкелевич</dc:creator><dc:date>2021-04-15T17:34:00.91</dc:date><textooo:sender-initials>ИЯ</textooo:sender-initials><text:p>Тут, соответственно, должна быть возможность введения любой формулы с учетом размерности <text:s/></text:p></office:annotation></text:span><text:span text:style-name="T8">значение зависимого параметра</text:span> = <text:span text:style-name="T8">значение вариабельного параметра</text:span> х <text:span text:style-name="T5">1</text:span><office:annotation-end office:name="__Annotation__393_2037798433"/></text:p>
      <text:p text:style-name="P3"/>
      <text:p text:style-name="Standard"><text:span text:style-name="T3">Таким образом, можно реализовать заполнение данного пункта протокола - <text:s/>предлагая пользователю 4 типа шага (как раз в примерах 1-4 явно прослеживается 4 типа шагов, которые могут встретиться в протоколах (возможно позже выясниться что их больше, когда посмотрим большее разнообразие протоколов). Пользователь выбирает какого типа шаг он заполняет и, собственно, производит его заполнение.</text:span></text:p>
      <text:p text:style-name="P4"/>
      <text:list xml:id="list32709896" text:continue-list="list32724800" text:style-name="WWNum1">
        <text:list-item>
          <text:p text:style-name="P10"><text:span text:style-name="T5"><office:annotation office:name="__Annotation__421_2037798433"><dc:creator>Ирина Янкелевич</dc:creator><dc:date>2021-04-15T17:40:00.92</dc:date><textooo:sender-initials>ИЯ</textooo:sender-initials><text:p>Форма для введения источников</text:p></office:annotation></text:span><text:span text:style-name="T5">Укажите использованные источники литературы</text:span><office:annotation-end office:name="__Annotation__421_2037798433"/></text:p>
        </text:list-item>
      </text:list>
      <text:p text:style-name="P17"><draw:frame draw:style-name="fr2" text:anchor-type="char" svg:x="0cm" svg:y="0.111cm" svg:width="1.353cm" svg:height="0.822cm" draw:z-index="7"><draw:image xlink:href="Pictures/100000000000004A0000002D5CE80E95.png" xlink:type="simple" xlink:show="embed" xlink:actuate="onLoad"/></draw:frame><text:soft-page-break/></text:p>
      <text:p text:style-name="P17"/>
      <text:list xml:id="list32704841" text:continue-numbering="true" text:style-name="WWNum1">
        <text:list-item>
          <text:p text:style-name="P10"><text:span text:style-name="T5">Если для обоснования вносимых Вами предложений или изменений требуется подтверждение в виде пояснительной записки с данными, Вы можете прикрепить файл здесь.</text:span></text:p>
        </text:list-item>
      </text:list>
      <text:p text:style-name="P9"><text:span text:style-name="T5">Кнопка:</text:span></text:p>
      <text:p text:style-name="P9"><text:span text:style-name="T10">Загрузить файл с компьютера</text:span></text:p>
      <text:list xml:id="list32726647" text:continue-numbering="true" text:style-name="WWNum1">
        <text:list-item>
          <text:p text:style-name="P10"><text:span text:style-name="T5">Если в предложенном протоколе есть реактивы требующие применения дополнительных мер безопасности – укажите это в данном пункте.</text:span></text:p>
        </text:list-item>
      </text:list>
      <text:p text:style-name="P17"/>
      <text:p text:style-name="P18"><text:span text:style-name="T5"><text:tab/></text:span></text:p>
      <text:list xml:id="list32725257" text:continue-numbering="true" text:style-name="WWNum1">
        <text:list-item>
          <text:p text:style-name="P10"><text:span text:style-name="T5"><office:annotation office:name="__Annotation__440_2037798433"><dc:creator>Ирина Янкелевич</dc:creator><dc:date>2021-04-15T17:52:00.93</dc:date><textooo:sender-initials>ИЯ</textooo:sender-initials><text:p>Автоматически заполняет вкладку с + и – метода, при этом можно попросить заполнить эту форму и рецензентов – тогда будет более объективная оценка.</text:p></office:annotation></text:span><text:span text:style-name="T5">Оцените предложенную методику по десятибалльной шкале (где 10 – максимально положительная оценка), по следующим параметрам:</text:span><office:annotation-end office:name="__Annotation__440_2037798433"/></text:p>
        </text:list-item>
      </text:list>
      <text:p text:style-name="P17"/>
      <table:table table:name="Таблица3" table:style-name="Таблица3">
        <table:table-column table:style-name="Таблица3.A"/>
        <table:table-column table:style-name="Таблица3.B"/>
        <table:table-column table:style-name="Таблица3.C"/>
        <table:table-row table:style-name="Таблица3.1">
          <table:table-cell table:style-name="Таблица3.A1" office:value-type="string">
            <text:p text:style-name="P19"><text:span text:style-name="T10">параметр</text:span></text:p>
          </table:table-cell>
          <table:table-cell table:style-name="Таблица3.A1" office:value-type="string">
            <text:p text:style-name="P19"><text:span text:style-name="T10">Значение (если есть)</text:span></text:p>
          </table:table-cell>
          <table:table-cell table:style-name="Таблица3.A1" office:value-type="string">
            <text:p text:style-name="P19"><text:span text:style-name="T10">Оценка от 1 до 10</text:span></text:p>
          </table:table-cell>
        </table:table-row>
        <table:table-row table:style-name="Таблица3.1">
          <table:table-cell table:style-name="Таблица3.A1" office:value-type="string">
            <text:p text:style-name="P20"><text:span text:style-name="T5">Скорость анализа</text:span></text:p>
          </table:table-cell>
          <table:table-cell table:style-name="Таблица3.A1" office:value-type="string">
            <text:p text:style-name="P21"/>
          </table:table-cell>
          <table:table-cell table:style-name="Таблица3.A1" office:value-type="string">
            <text:p text:style-name="P20"><text:span text:style-name="T5">7</text:span></text:p>
          </table:table-cell>
        </table:table-row>
        <table:table-row table:style-name="Таблица3.1">
          <table:table-cell table:style-name="Таблица3.A1" office:value-type="string">
            <text:p text:style-name="P20"><text:span text:style-name="T5">Простота</text:span></text:p>
          </table:table-cell>
          <table:table-cell table:style-name="Таблица3.A1" office:value-type="string">
            <text:p text:style-name="P21"/>
          </table:table-cell>
          <table:table-cell table:style-name="Таблица3.A1" office:value-type="string">
            <text:p text:style-name="P20"><text:span text:style-name="T5">9</text:span></text:p>
          </table:table-cell>
        </table:table-row>
        <table:table-row table:style-name="Таблица3.1">
          <table:table-cell table:style-name="Таблица3.A1" office:value-type="string">
            <text:p text:style-name="P20"><text:span text:style-name="T5">Стоимость (где очень дорого – 1 очень дешево – 10)</text:span></text:p>
          </table:table-cell>
          <table:table-cell table:style-name="Таблица3.A1" office:value-type="string">
            <text:p text:style-name="P21"/>
          </table:table-cell>
          <table:table-cell table:style-name="Таблица3.A1" office:value-type="string">
            <text:p text:style-name="P20"><text:span text:style-name="T5">10</text:span></text:p>
          </table:table-cell>
        </table:table-row>
        <table:table-row table:style-name="Таблица3.1">
          <table:table-cell table:style-name="Таблица3.A1" office:value-type="string">
            <text:p text:style-name="P20"><text:span text:style-name="T5">Простота исполнения (где 1 – очень сложно, 10 – очень просто)</text:span></text:p>
          </table:table-cell>
          <table:table-cell table:style-name="Таблица3.A1" office:value-type="string">
            <text:p text:style-name="P21"/>
          </table:table-cell>
          <table:table-cell table:style-name="Таблица3.A1" office:value-type="string">
            <text:p text:style-name="P20"><text:span text:style-name="T5">8</text:span></text:p>
          </table:table-cell>
        </table:table-row>
        <table:table-row table:style-name="Таблица3.1">
          <table:table-cell table:style-name="Таблица3.A1" office:value-type="string">
            <text:p text:style-name="P20"><text:span text:style-name="T5">Точность</text:span></text:p>
          </table:table-cell>
          <table:table-cell table:style-name="Таблица3.A1" office:value-type="string">
            <text:p text:style-name="P21"/>
          </table:table-cell>
          <table:table-cell table:style-name="Таблица3.A1" office:value-type="string">
            <text:p text:style-name="P20"><text:span text:style-name="T5">9</text:span></text:p>
          </table:table-cell>
        </table:table-row>
        <table:table-row table:style-name="Таблица3.1">
          <table:table-cell table:style-name="Таблица3.A1" office:value-type="string">
            <text:p text:style-name="P20"><text:span text:style-name="T5">Длительность</text:span></text:p>
          </table:table-cell>
          <table:table-cell table:style-name="Таблица3.A1" office:value-type="string">
            <text:p text:style-name="P20"><text:span text:style-name="T5">30 минут</text:span></text:p>
          </table:table-cell>
          <table:table-cell table:style-name="Таблица3.A1" office:value-type="string">
            <text:p text:style-name="P21"/>
          </table:table-cell>
        </table:table-row>
      </table:table>
      <text:p text:style-name="P17"/>
      <text:p text:style-name="P17"/>
      <text:p text:style-name="P9"><text:span text:style-name="T2">Я бы начала работу над протоколами с предложенной в данном документе схемы. Следующим шагом нам нужно попробовать по ней загрузить на платформу несколько разных протоколов. Возможно, даже разными людьми/специалистам. Если это сработает – значит можно пока ориентироваться на такую схему загрузки новых протоколов или изменений в старые.</text:span></text:p>
      <text:p text:style-name="P9"><text:span text:style-name="T2"><text:s/>Будут любые предложения как сделать удобнее/лучше – я только за!</text:span></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Обычный" style:font-family-generic="roman" style:font-pitch="variable" style:font-charset="x-symbol"/>
    <style:font-face style:name="Arial2" svg:font-family="Arial" style:font-family-generic="swiss"/>
    <style:font-face style:name="Segoe UI" svg:font-family="'Segoe UI'" style:font-family-generic="swiss"/>
    <style:font-face style:name="Courier New1" svg:font-family="'Courier New'" style:font-adornments="Обычный"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Arial" svg:font-family="Arial" style:font-family-generic="swiss" style:font-pitch="variable"/>
    <style:font-face style:name="Calibri1" svg:font-family="Calibri" style:font-adornments="Regular" style:font-family-generic="swiss" style:font-pitch="variable"/>
    <style:font-face style:name="F" svg:font-family="" style:font-family-generic="system" style:font-pitch="variable"/>
    <style:font-face style:name="Arial1" svg:font-family="Arial" style:font-family-generic="system" style:font-pitch="variable"/>
    <style:font-face style:name="Calibri2" svg:font-family="Calibri" style:font-family-generic="system" style:font-pitch="variable"/>
    <style:font-face style:name="Courier New2"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ru" fo:country="RU"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49cm" style:writing-mode="page"/>
      <style:text-properties style:use-window-font-color="true" style:font-name="Calibri" fo:font-size="11pt" fo:language="ru" fo:country="RU"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annotation_20_text" style:display-name="annotation text" style:family="paragraph" style:parent-style-name="Standard" style:default-outline-level="" style:list-style-name="">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list-style-name="">
      <style:text-properties fo:font-weight="bold" style:font-weight-asian="bold" style:font-weight-complex="bold"/>
    </style:style>
    <style:style style:name="HTML_20_Preformatted" style:display-name="HTML Preformatted" style:family="paragraph" style:parent-style-name="Standard" style:default-outline-level="" style:list-style-name="">
      <style:paragraph-properties fo:margin-top="0cm" fo:margin-bottom="0cm"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name-asian="Times New Roman" style:font-size-asian="10pt" style:language-asian="ru" style:country-asian="RU" style:font-name-complex="Courier New2" style:font-size-complex="10pt"/>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size-complex="8pt"/>
    </style:style>
    <style:style style:name="Текст_20_примечания_20_Знак" style:display-name="Текст примечания Знак" style:family="text" style:parent-style-name="Default_20_Paragraph_20_Font">
      <style:text-properties fo:font-size="10pt" style:font-size-asian="10pt" style:font-size-complex="10pt"/>
    </style:style>
    <style:style style:name="Тема_20_примечания_20_Знак" style:display-name="Тема примечания Знак" style:family="text" style:parent-style-name="Текст_20_примечания_20_Знак">
      <style:text-properties fo:font-size="10pt" fo:font-weight="bold" style:font-size-asian="10pt" style:font-weight-asian="bold" style:font-size-complex="10pt" style:font-weight-complex="bold"/>
    </style:style>
    <style:style style:name="Стандартный_20_HTML_20_Знак" style:display-name="Стандартный HTML Знак" style:family="text" style:parent-style-name="Default_20_Paragraph_20_Font">
      <style:text-properties style:font-name="Courier New" fo:font-size="10pt" style:font-name-asian="Times New Roman" style:font-size-asian="10pt" style:language-asian="ru" style:country-asian="RU" style:font-name-complex="Courier New2" style:font-size-complex="10pt"/>
    </style:style>
    <style:style style:name="y2iqfc" style:family="text" style:parent-style-name="Default_20_Paragraph_20_Font"/>
    <style:style style:name="ListLabel_20_1" style:display-name="ListLabel 1" style:family="text">
      <style:text-properties style:font-name-complex="Calibri2"/>
    </style:style>
    <style:style style:name="ListLabel_20_2" style:display-name="ListLabel 2" style:family="text">
      <style:text-properties style:font-name-complex="Courier New2"/>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905cm"/>
        </style:list-level-properties>
        <style:text-properties style:font-name="Calibri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17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98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79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3cm" fo:margin-right="1.499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Ирина Янкелевич</meta:initial-creator>
    <dc:creator>Ирина Янкелевич</dc:creator>
    <meta:editing-cycles>2</meta:editing-cycles>
    <meta:creation-date>2021-04-15T15:24:00</meta:creation-date>
    <dc:date>2021-04-15T15:24:00</dc:date>
    <meta:editing-duration>PT1S</meta:editing-duration>
    <meta:generator>OpenOffice/4.1.6$Win32 OpenOffice.org_project/416m1$Build-9790</meta:generator>
    <meta:document-statistic meta:table-count="3" meta:image-count="4" meta:object-count="0" meta:page-count="4" meta:paragraph-count="75" meta:word-count="985" meta:character-count="695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